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2.878cm"/>
    </style:style>
    <style:style style:name="gr4" style:family="graphic" style:parent-style-name="standard">
      <style:graphic-properties draw:stroke="none" draw:fill="none" fo:min-height="8.222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8">
      <style:graphic-properties draw:stroke="none" draw:fill="none" fo:min-height="11.056cm"/>
    </style:style>
    <style:style style:name="gr7" style:family="graphic" style:parent-style-name="standard">
      <style:graphic-properties draw:stroke="none" draw:fill="none" fo:min-height="15.157cm"/>
    </style:style>
    <style:style style:name="gr8" style:family="graphic" style:parent-style-name="standard" style:list-style-name="L2">
      <style:graphic-properties draw:stroke="none" draw:fill="none" fo:min-height="12.592cm"/>
    </style:style>
    <style:style style:name="gr9" style:family="graphic" style:parent-style-name="Обычный_5f_2_5f_2_5f_1">
      <style:graphic-properties draw:stroke="none" draw:fill="none" fo:min-height="13.302cm"/>
    </style:style>
    <style:style style:name="gr1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336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6.986cm"/>
    </style:style>
    <style:style style:name="pr7" style:family="presentation" style:parent-style-name="Inspiration-subtitle">
      <style:graphic-properties draw:textarea-vertical-align="top" fo:min-height="14.606cm"/>
    </style:style>
    <style:style style:name="pr8" style:family="presentation" style:parent-style-name="Inspiration-subtitle">
      <style:graphic-properties draw:textarea-vertical-align="top" fo:min-height="3.246cm"/>
    </style:style>
    <style:style style:name="pr9" style:family="presentation" style:parent-style-name="Inspiration-subtitle">
      <style:graphic-properties draw:textarea-vertical-align="top" fo:min-height="9.526cm"/>
    </style:style>
    <style:style style:name="pr10" style:family="presentation" style:parent-style-name="Inspiration-subtitle">
      <style:graphic-properties draw:textarea-vertical-align="top" fo:min-height="10.431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text-properties style:font-name="Droid Sans Mono1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text-align="start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/>
      <style:paragraph-properties fo:margin-top="0.42cm" fo:margin-bottom="0.35cm"/>
      <style:text-properties style:font-name="Droid Sans Mono1" fo:font-size="14pt" style:font-size-asian="14pt" style:font-size-complex="14pt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1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text-properties style:font-name="Droid Sans Mono1" fo:font-size="16pt" style:font-size-asian="16pt" style:font-size-complex="16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1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Droid Sans Mono1" fo:font-size="14pt" style:font-size-asian="14pt" style:font-size-complex="14pt"/>
    </style:style>
    <style:style style:name="T19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Droid Sans Mono1" fo:font-size="16pt" style:font-size-asian="16pt" style:font-size-complex="16pt"/>
    </style:style>
    <style:style style:name="T22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3" style:family="text">
      <style:text-properties style:font-name="Droid Sans Mono1" fo:font-size="16pt" style:text-underline-style="none" style:font-size-asian="16pt" style:font-size-complex="16pt"/>
    </style:style>
    <style:style style:name="T24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6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определение тона текст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7" draw:layer="layout" svg:width="19.2cm" svg:height="8.89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8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0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draw:style-name="gr4" draw:text-style-name="P10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9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5" draw:layer="layout" svg:width="21.8cm" svg:height="10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3" draw:layer="layout" svg:width="21.8cm" svg:height="14.606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4"><text:span text:style-name="T16">поиск похожих текстов</text:span><text:span text:style-name="T13"> </text:span><text:span text:style-name="T9">- кластеризация </text:span></text:p>
            <text:p text:style-name="P12"><text:span text:style-name="T9">собир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4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</text:p>
            <text:p/>
            <text:p>частотный анализ</text:p>
            <text:p/>
            <text:p>матрица [ слова x документы ] </text:p>
            <text:p/>
            <text:p>частота употребления слова ww в документе dd</text:p>
            <text:p/>
            <text:p>или матрица вероятностей p(w|d)p(w|d) </text:p>
            <text:p><text:s text:c="3"/>событий "слово ww принадлежит документу dd".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4" draw:layer="layout" svg:width="25.424cm" svg:height="11.306cm" svg:x="1.4cm" svg:y="6.167cm">
          <draw:text-box>
            <text:p><text:span text:style-name="T1">Тематическое моделирование</text:span></text:p>
            <text:p/>
            <text:p>методы матричного разложения</text:p>
            <text:p>p(w|d)=p(w|t)⋅p(t|d)</text:p>
            <text:p>p(w|d)=p(w|t)⋅p(t|d)</text:p>
            <text:p/>
            <text:p><text:s text:c="3"/></text:p>
            <text:p>разложение частотной матрицы [ слова x документы ] </text:p>
            <text:p>матрица с описанием тем [ слова х темы ] или вероятности p(w|t)p(w|t) </text:p>
            <text:p><text:s text:c="3"/>событий "слово ww принадлежит теме tt",</text:p>
            <text:p><text:s text:c="3"/></text:p>
            <text:p>матрица [ темы х документы ], </text:p>
            <text:p><text:s text:c="3"/>т.е. вероятностей p(t|d)p(t|d) событий "тема tt описывает документ dd".</text:p>
            <text:p/>
            <text:p>[ слова x документы ] = [ слова х темы ] * [ темы х документы ]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4" draw:layer="layout" svg:width="25.424cm" svg:height="12.043cm" svg:x="1.4cm" svg:y="6.167cm">
          <draw:text-box>
            <text:p><text:span text:style-name="T1">Тематическое моделирование</text:span></text:p>
            <text:p/>
            <text:p><text:s/></text:p>
            <text:p>разложение частотной матрицы [ слова x документы ] </text:p>
            <text:p/>
            <text:p>CountVectorizer + LatentDirichletAllocation (латентное размещение Дирихле)</text:p>
            <text:p/>
            <text:p>TfidfVectorizer + NMF <text:s/>(Frobenius norm)</text:p>
            <text:p/>
            <text:p>TfidfVectorizer + NMF (generalized Kullback-Leibler divergence) </text:p>
            <text:p/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7" draw:layer="layout" svg:width="24.8cm" svg:height="15.407cm" svg:x="2cm" svg:y="3.993cm">
          <draw:text-box>
            <text:p text:style-name="P15"><text:span text:style-name="T17">примеры текстов</text:span></text:p>
            <text:p text:style-name="P15"><text:span text:style-name="T1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5"><text:span text:style-name="T18"/></text:p>
            <text:p text:style-name="P16"><text:span text:style-name="T18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6"><text:span text:style-name="T18"/></text:p>
            <text:p text:style-name="P16"><text:span text:style-name="T18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8" draw:text-style-name="P19" draw:layer="layout" svg:width="23.654cm" svg:height="12.842cm" svg:x="1.346cm" svg:y="4.8cm">
          <draw:text-box>
            <text:p text:style-name="P18"><text:span text:style-name="T19">Темы и ключевые слова</text:span></text:p>
            <text:p text:style-name="P18"><text:span text:style-name="T18">Тема 0: рублей млн компания компании млрд модели долларов</text:span></text:p>
            <text:p text:style-name="P15"><text:span text:style-name="T18">Тема 1: трамп сша трампа дональд президент избранный президента</text:span></text:p>
            <text:p text:style-name="P15"><text:span text:style-name="T18">Тема 2: by tut декабря фото беларуси ноября беларусь</text:span></text:p>
            <text:p text:style-name="P15"><text:span text:style-name="T18">Тема 3: дтп водитель результате мвд области происшествия аварии</text:span></text:p>
            <text:p text:style-name="P15"><text:span text:style-name="T18">Тема 4: савченко украины надежда заявила партии лидер действия</text:span></text:p>
            <text:p text:style-name="P15"><text:span text:style-name="T18">Тема 5: народов севера коренных малочисленных края фестиваль июля</text:span></text:p>
            <text:p text:style-name="P15"><text:span text:style-name="T18">Тема 6: ученые университета специалисты исследователи жизни часов человека</text:span></text:p>
            <text:p text:style-name="P15"><text:span text:style-name="T18">Тема 7: flash adobe player javascript браузер проигрывателя html5</text:span></text:p>
            <text:p text:style-name="P15"><text:span text:style-name="T18">Тема 8: россии путин рф президент заявил глава президента</text:span></text:p>
            <text:p text:style-name="P15"><text:span text:style-name="T18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9" draw:text-style-name="P21" draw:layer="layout" svg:width="25.8cm" svg:height="13.552cm" svg:x="1.4cm" svg:y="4.6cm">
          <draw:text-box>
            <text:p><text:span text:style-name="T20">Литература</text:span></text:p>
            <text:p><text:span text:style-name="T21"/></text:p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>К.В. Воронцов <text:s/>Вероятностные тематические модели коллекций текстовых документов. <text:s/></text:span></text:p>
            <text:p><text:span text:style-name="T21"/></text:p>
            <text:p><text:span text:style-name="T21">Евгений Борисов <text:s text:c="2"/>Автоматизированная обработка текстов на естественном языке, с использованием инструментов языка </text:span><text:span text:style-name="T23">Python</text:span><text:span text:style-name="T24"> http://mechanoid.kiev.ua/ml-text-proc.html</text:span></text:p>
            <text:p><text:span text:style-name="T24"/></text:p>
            <text:p><text:span text:style-name="T21"/></text:p>
            <text:p text:style-name="P20"><text:span text:style-name="T23">Евгений Борисов <text:s text:c="2"/>О задаче определения темы текста на естественном языке</text:span></text:p>
            <text:p text:style-name="P20"><text:span text:style-name="T24">http://mechanoid.kiev.ua/ml-topic-modeling.html</text:span></text:p>
            <text:p text:style-name="P20"><text:span text:style-name="T24"/></text:p>
            <text:p><text:span text:style-name="T24"/></text:p>
            <text:p><text:span text:style-name="T23">Sebastian Raschka Python Machine Learning - Packt Publishing Ltd, 2015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2"><text:span text:style-name="T25">Вопросы ?</text:span></text:p>
          </draw:text-box>
        </draw:frame>
        <draw:frame draw:style-name="gr10" draw:text-style-name="P2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11" draw:text-style-name="P2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2" draw:text-style-name="P2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" draw:text-style-name="P24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26">www.ruscorpora.ru</text:span></text:p>
            <text:p text:style-name="P2"><text:span text:style-name="T27"/></text:p>
            <text:p text:style-name="P2"><text:span text:style-name="T1">задание</text:span></text:p>
            <text:list text:style-name="L2">
              <text:list-header>
                <text:p text:style-name="P4"><text:span text:style-name="T28"/></text:p>
              </text:list-header>
              <text:list-item>
                <text:p>применить TF-IDF для кластеризации</text:p>
              </text:list-item>
              <text:list-item>
                <text:p text:style-name="P20">применить HashingVectorizer для кластеризации</text:p>
              </text:list-item>
              <text:list-item>
                <text:p>применить методы на других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29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5T15:56:52.846452490</dc:date>
    <meta:editing-duration>P2DT12H30M6S</meta:editing-duration>
    <meta:editing-cycles>633</meta:editing-cycles>
    <meta:generator>LibreOffice/6.2.1.2$Linux_X86_64 LibreOffice_project/20$Build-2</meta:generator>
    <meta:document-statistic meta:object-count="155"/>
  </office:meta>
</office:document-meta>
</file>